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sPanel.makeLabel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gumentsPanel.make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gumentsPanel.makeNew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Panel.getDelete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Panel.actionPerformed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gumentsPanel.Argument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umentsPanel.modifyTestElement( TestElement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rgumentsPanel.configure( Test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gumentsPanel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sPanel.getAdd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Panel.make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rgumentsPanel.sizeColumns( JTable _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rgumentsPanel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rgumentsPanel.g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Panel.getMenuCateg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umentsPanel.getTable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Panel.checkDelete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umentsPanel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Panel.deleteArg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rgumentsPanel.stopTableEdi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umentsPanel.ArgumentsPanel( String label , Color bk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umentsPanel.testFun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umentsPanel.ArgumentsPan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umentsPanel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umentsPane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sPanel.add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umentsPanel.initializeTab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